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c853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SE sagar_ass6;</text:p>
      <text:p text:style-name="Standard"/>
      <text:p text:style-name="Standard">CREATE TABLE O_RollCall (</text:p>
      <text:p text:style-name="Standard"><text:s text:c="4"/>id INT PRIMARY KEY,</text:p>
      <text:p text:style-name="Standard"><text:s text:c="4"/>name VARCHAR(255) NOT NULL,</text:p>
      <text:p text:style-name="Standard"><text:s text:c="4"/>roll_call_date DATE NOT NULL</text:p>
      <text:p text:style-name="Standard">);</text:p>
      <text:p text:style-name="Standard"/>
      <text:p text:style-name="Standard">CREATE TABLE N_RollCall (</text:p>
      <text:p text:style-name="Standard"><text:s text:c="4"/>id INT PRIMARY KEY,</text:p>
      <text:p text:style-name="Standard"><text:s text:c="4"/>name VARCHAR(255) NOT NULL,</text:p>
      <text:p text:style-name="Standard"><text:s text:c="4"/>roll_call_date DATE NOT NULL</text:p>
      <text:p text:style-name="Standard">);</text:p>
      <text:p text:style-name="Standard"/>
      <text:p text:style-name="Standard">INSERT INTO N_RollCall (id, name, roll_call_date)</text:p>
      <text:p text:style-name="Standard">VALUES </text:p>
      <text:p text:style-name="Standard"><text:s text:c="4"/>(1, 'Amit', '2025-08-01'),</text:p>
      <text:p text:style-name="Standard"><text:s text:c="4"/>(2, 'Priya', '2025-08-02'),</text:p>
      <text:p text:style-name="Standard"><text:s text:c="4"/>(3, 'Rahul', '2025-08-03'),</text:p>
      <text:p text:style-name="Standard"><text:s text:c="4"/>(4, 'Sanya', '2025-08-04'),</text:p>
      <text:p text:style-name="Standard"><text:s text:c="4"/>(5, 'Vikram', '2025-08-05'),</text:p>
      <text:p text:style-name="Standard"><text:s text:c="4"/>(6, 'Neha', '2025-08-06'),</text:p>
      <text:p text:style-name="Standard"><text:s text:c="4"/>(7, 'Arjun', '2025-08-07'),</text:p>
      <text:p text:style-name="Standard"><text:s text:c="4"/>(8, 'Kavita', '2025-08-08');</text:p>
      <text:p text:style-name="Standard"/>
      <text:p text:style-name="Standard">INSERT INTO O_RollCall VALUES (11, 'Sagar', '2005-08-22');</text:p>
      <text:p text:style-name="Standard"/>
      <text:p text:style-name="Standard">DELIMITER $$</text:p>
      <text:p text:style-name="Standard"/>
      <text:p text:style-name="Standard">CREATE PROCEDURE MergeRollCallData()</text:p>
      <text:p text:style-name="Standard">BEGIN</text:p>
      <text:p text:style-name="Standard"><text:s text:c="4"/>DECLARE done INT DEFAULT 0;</text:p>
      <text:p text:style-name="Standard"><text:s text:c="4"/>DECLARE n_id INT;</text:p>
      <text:p text:style-name="Standard"><text:s text:c="4"/>DECLARE n_name VARCHAR(255);</text:p>
      <text:p text:style-name="Standard"><text:s text:c="4"/>DECLARE n_date DATE;</text:p>
      <text:p text:style-name="Standard"/>
      <text:p text:style-name="Standard"><text:s text:c="4"/>DECLARE cur CURSOR FOR</text:p>
      <text:p text:style-name="Standard"><text:s text:c="8"/>SELECT id, name, roll_call_date FROM N_RollCall;</text:p>
      <text:p text:style-name="Standard"/>
      <text:p text:style-name="Standard"><text:s text:c="4"/>DECLARE CONTINUE HANDLER FOR NOT FOUND SET done = 1;</text:p>
      <text:p text:style-name="Standard"/>
      <text:p text:style-name="Standard"><text:s text:c="4"/>OPEN cur;</text:p>
      <text:p text:style-name="Standard"/>
      <text:p text:style-name="Standard"><text:s text:c="4"/>read_loop: LOOP</text:p>
      <text:p text:style-name="Standard"><text:s text:c="8"/>FETCH cur INTO n_id, n_name, n_date;</text:p>
      <text:p text:style-name="Standard"/>
      <text:p text:style-name="Standard"><text:s text:c="8"/>IF done THEN</text:p>
      <text:p text:style-name="Standard"><text:s text:c="12"/>LEAVE read_loop;</text:p>
      <text:p text:style-name="Standard"><text:s text:c="8"/>END IF;</text:p>
      <text:p text:style-name="Standard"/>
      <text:p text:style-name="Standard"><text:s text:c="8"/>IF NOT EXISTS (</text:p>
      <text:p text:style-name="Standard"><text:s text:c="12"/>SELECT 1 </text:p>
      <text:p text:style-name="Standard"><text:soft-page-break/><text:s text:c="12"/>FROM O_RollCall </text:p>
      <text:p text:style-name="Standard"><text:s text:c="12"/>WHERE id = n_id </text:p>
      <text:p text:style-name="Standard"><text:s text:c="14"/>AND name = n_name </text:p>
      <text:p text:style-name="Standard"><text:s text:c="14"/>AND roll_call_date = n_date</text:p>
      <text:p text:style-name="Standard"><text:s text:c="8"/>) THEN</text:p>
      <text:p text:style-name="Standard"><text:s text:c="12"/>INSERT INTO O_RollCall (id, name, roll_call_date)</text:p>
      <text:p text:style-name="Standard"><text:s text:c="12"/>VALUES (n_id, n_name, n_date);</text:p>
      <text:p text:style-name="Standard"><text:s text:c="8"/>END IF;</text:p>
      <text:p text:style-name="Standard"/>
      <text:p text:style-name="Standard"><text:s text:c="4"/>END LOOP;</text:p>
      <text:p text:style-name="Standard"/>
      <text:p text:style-name="Standard"><text:s text:c="4"/>CLOSE cur;</text:p>
      <text:p text:style-name="Standard">END $$</text:p>
      <text:p text:style-name="Standard"/>
      <text:p text:style-name="Standard">DELIMITER ;</text:p>
      <text:p text:style-name="Standard"/>
      <text:p text:style-name="Standard">CALL MergeRollCallData();</text:p>
      <text:p text:style-name="Standard"/>
      <text:p text:style-name="Standard">--<text:span text:style-name="T1">output</text:span></text:p>
      <text:p text:style-name="Standard"/>
      <text:p text:style-name="Standard">SELECT * FROM O_RollCall;</text:p>
      <text:p text:style-name="Standard">+----+--------+----------------+</text:p>
      <text:p text:style-name="Standard">| id | name <text:s text:c="2"/>| roll_call_date |</text:p>
      <text:p text:style-name="Standard">+----+--------+----------------+</text:p>
      <text:p text:style-name="Standard">| <text:s/>1 | Amit <text:s text:c="2"/>| 2025-08-01 <text:s text:c="4"/>|</text:p>
      <text:p text:style-name="Standard">| <text:s/>2 | Priya <text:s/>| 2025-08-02 <text:s text:c="4"/>|</text:p>
      <text:p text:style-name="Standard">| <text:s/>3 | Rahul <text:s/>| 2025-08-03 <text:s text:c="4"/>|</text:p>
      <text:p text:style-name="Standard">| <text:s/>4 | Sanya <text:s/>| 2025-08-04 <text:s text:c="4"/>|</text:p>
      <text:p text:style-name="Standard">| <text:s/>5 | Vikram | 2025-08-05 <text:s text:c="4"/>|</text:p>
      <text:p text:style-name="Standard">| <text:s/>6 | Neha <text:s text:c="2"/>| 2025-08-06 <text:s text:c="4"/>|</text:p>
      <text:p text:style-name="Standard">| <text:s/>7 | Arjun <text:s/>| 2025-08-07 <text:s text:c="4"/>|</text:p>
      <text:p text:style-name="Standard">| <text:s/>8 | Kavita | 2025-08-08 <text:s text:c="4"/>|</text:p>
      <text:p text:style-name="Standard">| 11 | Sagar <text:s/>| 2005-08-22 <text:s text:c="4"/>|</text:p>
      <text:p text:style-name="Standard">+----+--------+----------------+</text:p>
      <text:p text:style-name="Standard">9 rows in set (0.00 sec)</text:p>
      <text:p text:style-name="Standard"/>
      <text:p text:style-name="Standard">mysql&gt; notee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8-07T11:32:59.734154074</meta:creation-date>
    <dc:date>2025-08-07T11:35:41.350100490</dc:date>
    <meta:editing-duration>PT2M42S</meta:editing-duration>
    <meta:editing-cycles>1</meta:editing-cycles>
    <meta:document-statistic meta:table-count="0" meta:image-count="0" meta:object-count="0" meta:page-count="2" meta:paragraph-count="70" meta:word-count="271" meta:character-count="1901" meta:non-whitespace-character-count="1398"/>
    <meta:generator>LibreOffice/6.4.7.2$Linux_X86_64 LibreOffice_project/40$Build-2</meta:generator>
  </office:meta>
</office:document-meta>
</file>